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2’’ raidus boot</text:p>
          </table:table-cell>
          <table:table-cell office:value-type="string" calcext:value-type="string">
            <text:p>3’’ radius boot</text:p>
          </table:table-cell>
          <table:table-cell office:value-type="string" calcext:value-type="string">
            <text:p>4’’ radius boo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3’’ radius take 2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2.5" calcext:value-type="float">
            <text:p>2.5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.5" calcext:value-type="float">
            <text:p>5.5</text:p>
          </table:table-cell>
          <table:table-cell office:value-type="float" office:value="4.3" calcext:value-type="float">
            <text:p>4.3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5.44" calcext:value-type="float">
            <text:p>5.44</text:p>
          </table:table-cell>
          <table:table-cell table:number-columns-repeated="2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1.3" calcext:value-type="float">
            <text:p>11.3</text:p>
          </table:table-cell>
          <table:table-cell office:value-type="float" office:value="0.9" calcext:value-type="float">
            <text:p>0.9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table:number-columns-repeated="24"/>
        </table:table-row>
        <table:table-row table:style-name="ro1">
          <table:table-cell table:formula="of:=AVERAGE([.A2:.A14])" office:value-type="float" office:value="3.92307692307692" calcext:value-type="float">
            <text:p>3.9230769231</text:p>
          </table:table-cell>
          <table:table-cell table:formula="of:=AVERAGE([.B2:.B14])" office:value-type="float" office:value="2.24769230769231" calcext:value-type="float">
            <text:p>2.2476923077</text:p>
          </table:table-cell>
          <table:table-cell table:formula="of:=AVERAGE([.C2:.C14])" office:value-type="float" office:value="2.07461538461538" calcext:value-type="float">
            <text:p>2.0746153846</text:p>
          </table:table-cell>
          <table:table-cell table:formula="of:=AVERAGE([.D2:.D14])" office:value-type="float" office:value="4.67846153846154" calcext:value-type="float">
            <text:p>4.6784615385</text:p>
          </table:table-cell>
          <table:table-cell table:formula="of:=AVERAGE([.E2:.E14])" office:value-type="float" office:value="1.89538461538461" calcext:value-type="float">
            <text:p>1.8953846154</text:p>
          </table:table-cell>
          <table:table-cell table:number-columns-repeated="24"/>
        </table:table-row>
        <table:table-row table:style-name="ro1">
          <table:table-cell table:formula="of:=STDEV([.A2:.A14])" office:value-type="float" office:value="3.31892398380204" calcext:value-type="float">
            <text:p>3.3189239838</text:p>
          </table:table-cell>
          <table:table-cell table:formula="of:=STDEV([.B2:.B14])" office:value-type="float" office:value="2.16642237281558" calcext:value-type="float">
            <text:p>2.1664223728</text:p>
          </table:table-cell>
          <table:table-cell table:formula="of:=STDEV([.C2:.C14])" office:value-type="float" office:value="1.50336630812662" calcext:value-type="float">
            <text:p>1.5033663081</text:p>
          </table:table-cell>
          <table:table-cell table:formula="of:=STDEV([.D2:.D14])" office:value-type="float" office:value="3.05828341327246" calcext:value-type="float">
            <text:p>3.0582834133</text:p>
          </table:table-cell>
          <table:table-cell table:formula="of:=STDEV([.E2:.E14])" office:value-type="float" office:value="1.97296990762917" calcext:value-type="float">
            <text:p>1.9729699076</text:p>
          </table:table-cell>
          <table:table-cell table:number-columns-repeated="24"/>
        </table:table-row>
        <table:table-row table:style-name="ro1">
          <table:table-cell table:formula="of:=MAX([.A2:.A14])" office:value-type="float" office:value="10" calcext:value-type="float">
            <text:p>10</text:p>
          </table:table-cell>
          <table:table-cell table:formula="of:=MAX([.B2:.B14])" office:value-type="float" office:value="6" calcext:value-type="float">
            <text:p>6</text:p>
          </table:table-cell>
          <table:table-cell table:formula="of:=MAX([.C2:.C14])" office:value-type="float" office:value="5.2" calcext:value-type="float">
            <text:p>5.2</text:p>
          </table:table-cell>
          <table:table-cell table:formula="of:=MAX([.D2:.D14])" office:value-type="float" office:value="11.3" calcext:value-type="float">
            <text:p>11.3</text:p>
          </table:table-cell>
          <table:table-cell table:formula="of:=MAX([.E2:.E14])" office:value-type="float" office:value="6" calcext:value-type="float">
            <text:p>6</text:p>
          </table:table-cell>
          <table:table-cell table:number-columns-repeated="24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 calcext:value-type="string">
            <text:p>4’’ RADIU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bs value err</text:p>
          </table:table-cell>
          <table:table-cell table:number-columns-repeated="2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39" calcext:value-type="float">
            <text:p>1.39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ATAN(([.C24]-[.A24])/([.B24]-[.D24]))*180 / 3.14" office:value-type="float" office:value="5.75431928501107" calcext:value-type="float">
            <text:p>5.754319285</text:p>
          </table:table-cell>
          <table:table-cell table:formula="of:=ABS([.E24])" office:value-type="float" office:value="5.75431928501107" calcext:value-type="float">
            <text:p>5.754319285</text:p>
          </table:table-cell>
          <table:table-cell table:number-columns-repeated="2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39" calcext:value-type="float">
            <text:p>1.39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table:formula="of:=ATAN(([.C25]-[.A25])/([.B25]-[.D25]))*180 / 3.14" office:value-type="float" office:value="-6.97630597584627" calcext:value-type="float">
            <text:p>-6.9763059758</text:p>
          </table:table-cell>
          <table:table-cell table:formula="of:=ABS([.E25])" office:value-type="float" office:value="6.97630597584627" calcext:value-type="float">
            <text:p>6.9763059758</text:p>
          </table:table-cell>
          <table:table-cell table:number-columns-repeated="2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39" calcext:value-type="float">
            <text:p>1.39</text:p>
          </table:table-cell>
          <table:table-cell office:value-type="float" office:value="-0.17" calcext:value-type="float">
            <text:p>-0.17</text:p>
          </table:table-cell>
          <table:table-cell office:value-type="float" office:value="0.06" calcext:value-type="float">
            <text:p>0.06</text:p>
          </table:table-cell>
          <table:table-cell table:formula="of:=ATAN(([.C26]-[.A26])/([.B26]-[.D26]))*180 / 3.14" office:value-type="float" office:value="-8.55616784627904" calcext:value-type="float">
            <text:p>-8.5561678463</text:p>
          </table:table-cell>
          <table:table-cell table:formula="of:=ABS([.E26])" office:value-type="float" office:value="8.55616784627904" calcext:value-type="float">
            <text:p>8.5561678463</text:p>
          </table:table-cell>
          <table:table-cell table:number-columns-repeated="2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table:formula="of:=ATAN(([.C27]-[.A27])/([.B27]-[.D27]))*180 / 3.14" office:value-type="float" office:value="-9.46712163523339" calcext:value-type="float">
            <text:p>-9.4671216352</text:p>
          </table:table-cell>
          <table:table-cell table:formula="of:=ABS([.E27])" office:value-type="float" office:value="9.46712163523339" calcext:value-type="float">
            <text:p>9.4671216352</text:p>
          </table:table-cell>
          <table:table-cell table:number-columns-repeated="2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66" calcext:value-type="float">
            <text:p>1.66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table:formula="of:=ATAN(([.C28]-[.A28])/([.B28]-[.D28]))*180 / 3.14" office:value-type="float" office:value="-5.85022125412958" calcext:value-type="float">
            <text:p>-5.8502212541</text:p>
          </table:table-cell>
          <table:table-cell table:formula="of:=ABS([.E28])" office:value-type="float" office:value="5.85022125412958" calcext:value-type="float">
            <text:p>5.8502212541</text:p>
          </table:table-cell>
          <table:table-cell table:number-columns-repeated="2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68" calcext:value-type="float">
            <text:p>1.68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4" calcext:value-type="float">
            <text:p>-0.04</text:p>
          </table:table-cell>
          <table:table-cell table:formula="of:=ATAN(([.C29]-[.A29])/([.B29]-[.D29]))*180 / 3.14" office:value-type="float" office:value="-7.62032519941339" calcext:value-type="float">
            <text:p>-7.6203251994</text:p>
          </table:table-cell>
          <table:table-cell table:formula="of:=ABS([.E29])" office:value-type="float" office:value="7.62032519941339" calcext:value-type="float">
            <text:p>7.6203251994</text:p>
          </table:table-cell>
          <table:table-cell table:number-columns-repeated="2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table:formula="of:=ATAN(([.C30]-[.A30])/([.B30]-[.D30]))*180 / 3.14" office:value-type="float" office:value="7.30064727100913" calcext:value-type="float">
            <text:p>7.300647271</text:p>
          </table:table-cell>
          <table:table-cell table:formula="of:=ABS([.E30])" office:value-type="float" office:value="7.30064727100913" calcext:value-type="float">
            <text:p>7.300647271</text:p>
          </table:table-cell>
          <table:table-cell table:number-columns-repeated="2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table:formula="of:=ATAN(([.C31]-[.A31])/([.B31]-[.D31]))*180 / 3.14" office:value-type="float" office:value="7.30064727100913" calcext:value-type="float">
            <text:p>7.300647271</text:p>
          </table:table-cell>
          <table:table-cell table:formula="of:=ABS([.E31])" office:value-type="float" office:value="7.30064727100913" calcext:value-type="float">
            <text:p>7.300647271</text:p>
          </table:table-cell>
          <table:table-cell table:number-columns-repeated="2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table:formula="of:=ATAN(([.C32]-[.A32])/([.B32]-[.D32]))*180 / 3.14" office:value-type="float" office:value="7.30064727100913" calcext:value-type="float">
            <text:p>7.300647271</text:p>
          </table:table-cell>
          <table:table-cell table:formula="of:=ABS([.E32])" office:value-type="float" office:value="7.30064727100913" calcext:value-type="float">
            <text:p>7.300647271</text:p>
          </table:table-cell>
          <table:table-cell table:number-columns-repeated="2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66" calcext:value-type="float">
            <text:p>1.66</text:p>
          </table:table-cell>
          <table:table-cell office:value-type="float" office:value="-0.06" calcext:value-type="float">
            <text:p>-0.06</text:p>
          </table:table-cell>
          <table:table-cell office:value-type="float" office:value="0.14" calcext:value-type="float">
            <text:p>0.14</text:p>
          </table:table-cell>
          <table:table-cell table:formula="of:=ATAN(([.C33]-[.A33])/([.B33]-[.D33]))*180 / 3.14" office:value-type="float" office:value="-5.63879932924408" calcext:value-type="float">
            <text:p>-5.6387993292</text:p>
          </table:table-cell>
          <table:table-cell table:formula="of:=ABS([.E33])" office:value-type="float" office:value="5.63879932924408" calcext:value-type="float">
            <text:p>5.6387993292</text:p>
          </table:table-cell>
          <table:table-cell table:number-columns-repeated="2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66" calcext:value-type="float">
            <text:p>1.66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 table:formula="of:=ATAN(([.C34]-[.A34])/([.B34]-[.D34]))*180 / 3.14" office:value-type="float" office:value="-7.55325094459451" calcext:value-type="float">
            <text:p>-7.5532509446</text:p>
          </table:table-cell>
          <table:table-cell table:formula="of:=ABS([.E34])" office:value-type="float" office:value="7.55325094459451" calcext:value-type="float">
            <text:p>7.5532509446</text:p>
          </table:table-cell>
          <table:table-cell table:number-columns-repeated="2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67" calcext:value-type="float">
            <text:p>1.6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ATAN(([.C35]-[.A35])/([.B35]-[.D35]))*180 / 3.14" office:value-type="float" office:value="2.05868961484762" calcext:value-type="float">
            <text:p>2.0586896148</text:p>
          </table:table-cell>
          <table:table-cell table:formula="of:=ABS([.E35])" office:value-type="float" office:value="2.05868961484762" calcext:value-type="float">
            <text:p>2.0586896148</text:p>
          </table:table-cell>
          <table:table-cell table:number-columns-repeated="2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table:formula="of:=ATAN(([.C36]-[.A36])/([.B36]-[.D36]))*180 / 3.14" office:value-type="float" office:value="0.707678131197582" calcext:value-type="float">
            <text:p>0.7076781312</text:p>
          </table:table-cell>
          <table:table-cell table:formula="of:=ABS([.E36])" office:value-type="float" office:value="0.707678131197582" calcext:value-type="float">
            <text:p>0.7076781312</text:p>
          </table:table-cell>
          <table:table-cell table:number-columns-repeated="23"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1.61" calcext:value-type="float">
            <text:p>1.61</text:p>
          </table:table-cell>
          <table:table-cell office:value-type="float" office:value="-0.41" calcext:value-type="float">
            <text:p>-0.41</text:p>
          </table:table-cell>
          <table:table-cell office:value-type="float" office:value="0" calcext:value-type="float">
            <text:p>0</text:p>
          </table:table-cell>
          <table:table-cell table:formula="of:=ATAN(([.C37]-[.A37])/([.B37]-[.D37]))*180 / 3.14" office:value-type="float" office:value="-12.6105402902643" calcext:value-type="float">
            <text:p>-12.6105402903</text:p>
          </table:table-cell>
          <table:table-cell table:formula="of:=ABS([.E37])" office:value-type="float" office:value="12.6105402902643" calcext:value-type="float">
            <text:p>12.6105402903</text:p>
          </table:table-cell>
          <table:table-cell table:number-columns-repeated="2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64" calcext:value-type="float">
            <text:p>1.6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ATAN(([.C38]-[.A38])/([.B38]-[.D38]))*180 / 3.14" office:value-type="float" office:value="4.88174862151185" calcext:value-type="float">
            <text:p>4.8817486215</text:p>
          </table:table-cell>
          <table:table-cell table:formula="of:=ABS([.E38])" office:value-type="float" office:value="4.88174862151185" calcext:value-type="float">
            <text:p>4.8817486215</text:p>
          </table:table-cell>
          <table:table-cell office:value-type="string" calcext:value-type="string">
            <text:p>data jan 30 2017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-0.23" calcext:value-type="float">
            <text:p>-0.23</text:p>
          </table:table-cell>
          <table:table-cell office:value-type="float" office:value="0" calcext:value-type="float">
            <text:p>0</text:p>
          </table:table-cell>
          <table:table-cell table:formula="of:=ATAN(([.C39]-[.A39])/([.B39]-[.D39]))*180 / 3.14" office:value-type="float" office:value="-8.08467996980013" calcext:value-type="float">
            <text:p>-8.0846799698</text:p>
          </table:table-cell>
          <table:table-cell table:formula="of:=ABS([.E39])" office:value-type="float" office:value="8.08467996980013" calcext:value-type="float">
            <text:p>8.0846799698</text:p>
          </table:table-cell>
          <table:table-cell table:number-columns-repeated="16"/>
          <table:table-cell office:value-type="float" office:value="-0.01" calcext:value-type="float">
            <text:p>-0.01</text:p>
          </table:table-cell>
          <table:table-cell office:value-type="float" office:value="1.62" calcext:value-type="float">
            <text:p>1.6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formula="of:=ATAN(([.Y39]-[.W39])/([.X39]-[.Z39]))*180 / 3.14" office:value-type="float" office:value="3.91052676487392" calcext:value-type="float">
            <text:p>3.9105267649</text:p>
          </table:table-cell>
          <table:table-cell table:formula="of:=ABS([.AA39])" office:value-type="float" office:value="3.91052676487392" calcext:value-type="float">
            <text:p>3.9105267649</text:p>
          </table:table-cell>
          <table:table-cell office:value-type="string" calcext:value-type="string">
            <text:p>(New Data) Seems to be kicking way out on the right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3" calcext:value-type="float">
            <text:p>1.63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ATAN(([.C40]-[.A40])/([.B40]-[.D40]))*180 / 3.14" office:value-type="float" office:value="5.60900948023334" calcext:value-type="float">
            <text:p>5.6090094802</text:p>
          </table:table-cell>
          <table:table-cell table:formula="of:=ABS([.E40])" office:value-type="float" office:value="5.60900948023334" calcext:value-type="float">
            <text:p>5.6090094802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" calcext:value-type="float">
            <text:p>1.6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formula="of:=ATAN(([.Y40]-[.W40])/([.X40]-[.Z40]))*180 / 3.14" office:value-type="float" office:value="-10.6250417194984" calcext:value-type="float">
            <text:p>-10.6250417195</text:p>
          </table:table-cell>
          <table:table-cell table:formula="of:=ABS([.AA40])" office:value-type="float" office:value="10.6250417194984" calcext:value-type="float">
            <text:p>10.62504171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table:formula="of:=ATAN(([.C41]-[.A41])/([.B41]-[.D41]))*180 / 3.14" office:value-type="float" office:value="-7.64428208626734" calcext:value-type="float">
            <text:p>-7.6442820863</text:p>
          </table:table-cell>
          <table:table-cell table:formula="of:=ABS([.E41])" office:value-type="float" office:value="7.64428208626734" calcext:value-type="float">
            <text:p>7.6442820863</text:p>
          </table:table-cell>
          <table:table-cell table:number-columns-repeated="16"/>
          <table:table-cell office:value-type="float" office:value="-0.02" calcext:value-type="float">
            <text:p>-0.02</text:p>
          </table:table-cell>
          <table:table-cell office:value-type="float" office:value="1.6" calcext:value-type="float">
            <text:p>1.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TAN(([.Y41]-[.W41])/([.X41]-[.Z41]))*180 / 3.14" office:value-type="float" office:value="3.5781483437173" calcext:value-type="float">
            <text:p>3.5781483437</text:p>
          </table:table-cell>
          <table:table-cell table:formula="of:=ABS([.AA41])" office:value-type="float" office:value="3.5781483437173" calcext:value-type="float">
            <text:p>3.5781483437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64" calcext:value-type="float">
            <text:p>1.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ATAN(([.C42]-[.A42])/([.B42]-[.D42]))*180 / 3.14" office:value-type="float" office:value="2.44530772443977" calcext:value-type="float">
            <text:p>2.4453077244</text:p>
          </table:table-cell>
          <table:table-cell table:formula="of:=ABS([.E42])" office:value-type="float" office:value="2.44530772443977" calcext:value-type="float">
            <text:p>2.4453077244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" calcext:value-type="float">
            <text:p>1.6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formula="of:=ATAN(([.Y42]-[.W42])/([.X42]-[.Z42]))*180 / 3.14" office:value-type="float" office:value="-3.5781483437173" calcext:value-type="float">
            <text:p>-3.5781483437</text:p>
          </table:table-cell>
          <table:table-cell table:formula="of:=ABS([.AA42])" office:value-type="float" office:value="3.5781483437173" calcext:value-type="float">
            <text:p>3.5781483437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64" calcext:value-type="float">
            <text:p>1.64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table:formula="of:=ATAN(([.C43]-[.A43])/([.B43]-[.D43]))*180 / 3.14" office:value-type="float" office:value="-7.98736513265721" calcext:value-type="float">
            <text:p>-7.9873651327</text:p>
          </table:table-cell>
          <table:table-cell table:formula="of:=ABS([.E43])" office:value-type="float" office:value="7.98736513265721" calcext:value-type="float">
            <text:p>7.9873651327</text:p>
          </table:table-cell>
          <table:table-cell table:number-columns-repeated="16"/>
          <table:table-cell office:value-type="float" office:value="-0.01" calcext:value-type="float">
            <text:p>-0.01</text:p>
          </table:table-cell>
          <table:table-cell office:value-type="float" office:value="1.61" calcext:value-type="float">
            <text:p>1.6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ATAN(([.Y43]-[.W43])/([.X43]-[.Z43]))*180 / 3.14" office:value-type="float" office:value="6.38248381490433" calcext:value-type="float">
            <text:p>6.3824838149</text:p>
          </table:table-cell>
          <table:table-cell table:formula="of:=ABS([.AA43])" office:value-type="float" office:value="6.38248381490433" calcext:value-type="float">
            <text:p>6.3824838149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4" calcext:value-type="float">
            <text:p>1.6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ATAN(([.C44]-[.A44])/([.B44]-[.D44]))*180 / 3.14" office:value-type="float" office:value="7.30064727100912" calcext:value-type="float">
            <text:p>7.300647271</text:p>
          </table:table-cell>
          <table:table-cell table:formula="of:=ABS([.E44])" office:value-type="float" office:value="7.30064727100912" calcext:value-type="float">
            <text:p>7.300647271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1" calcext:value-type="float">
            <text:p>1.61</text:p>
          </table:table-cell>
          <table:table-cell office:value-type="float" office:value="-0.37" calcext:value-type="float">
            <text:p>-0.37</text:p>
          </table:table-cell>
          <table:table-cell office:value-type="float" office:value="0" calcext:value-type="float">
            <text:p>0</text:p>
          </table:table-cell>
          <table:table-cell table:formula="of:=ATAN(([.Y44]-[.W44])/([.X44]-[.Z44]))*180 / 3.14" office:value-type="float" office:value="-11.2471806088729" calcext:value-type="float">
            <text:p>-11.2471806089</text:p>
          </table:table-cell>
          <table:table-cell table:formula="of:=ABS([.AA44])" office:value-type="float" office:value="11.2471806088729" calcext:value-type="float">
            <text:p>11.247180608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64" calcext:value-type="float">
            <text:p>1.64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  <table:table-cell table:formula="of:=ATAN(([.C45]-[.A45])/([.B45]-[.D45]))*180 / 3.14" office:value-type="float" office:value="-6.61181624737783" calcext:value-type="float">
            <text:p>-6.6118162474</text:p>
          </table:table-cell>
          <table:table-cell table:formula="of:=ABS([.E45])" office:value-type="float" office:value="6.61181624737783" calcext:value-type="float">
            <text:p>6.6118162474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1" calcext:value-type="float">
            <text:p>1.6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ATAN(([.Y45]-[.W45])/([.X45]-[.Z45]))*180 / 3.14" office:value-type="float" office:value="6.38248381490433" calcext:value-type="float">
            <text:p>6.3824838149</text:p>
          </table:table-cell>
          <table:table-cell table:formula="of:=ABS([.AA45])" office:value-type="float" office:value="6.38248381490433" calcext:value-type="float">
            <text:p>6.3824838149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4" calcext:value-type="float">
            <text:p>1.6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ATAN(([.C46]-[.A46])/([.B46]-[.D46]))*180 / 3.14" office:value-type="float" office:value="8.3298732211549" calcext:value-type="float">
            <text:p>8.3298732212</text:p>
          </table:table-cell>
          <table:table-cell table:formula="of:=ABS([.E46])" office:value-type="float" office:value="8.3298732211549" calcext:value-type="float">
            <text:p>8.3298732212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1" calcext:value-type="float">
            <text:p>1.61</text:p>
          </table:table-cell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  <table:table-cell table:formula="of:=ATAN(([.Y46]-[.W46])/([.X46]-[.Z46]))*180 / 3.14" office:value-type="float" office:value="-10.9042537977206" calcext:value-type="float">
            <text:p>-10.9042537977</text:p>
          </table:table-cell>
          <table:table-cell table:formula="of:=ABS([.AA46])" office:value-type="float" office:value="10.9042537977206" calcext:value-type="float">
            <text:p>10.9042537977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64" calcext:value-type="float">
            <text:p>1.64</text:p>
          </table:table-cell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  <table:table-cell table:formula="of:=ATAN(([.C47]-[.A47])/([.B47]-[.D47]))*180 / 3.14" office:value-type="float" office:value="-12.720080702096" calcext:value-type="float">
            <text:p>-12.7200807021</text:p>
          </table:table-cell>
          <table:table-cell table:formula="of:=ABS([.E47])" office:value-type="float" office:value="12.720080702096" calcext:value-type="float">
            <text:p>12.7200807021</text:p>
          </table:table-cell>
          <table:table-cell table:number-columns-repeated="2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4" calcext:value-type="float">
            <text:p>1.6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ATAN(([.C48]-[.A48])/([.B48]-[.D48]))*180 / 3.14" office:value-type="float" office:value="3.14272306229494" calcext:value-type="float">
            <text:p>3.1427230623</text:p>
          </table:table-cell>
          <table:table-cell table:formula="of:=ABS([.E48])" office:value-type="float" office:value="3.14272306229494" calcext:value-type="float">
            <text:p>3.1427230623</text:p>
          </table:table-cell>
          <table:table-cell table:number-columns-repeated="16"/>
          <table:table-cell office:value-type="float" office:value="-0.02" calcext:value-type="float">
            <text:p>-0.02</text:p>
          </table:table-cell>
          <table:table-cell office:value-type="float" office:value="1.61" calcext:value-type="float">
            <text:p>1.6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  <table:table-cell table:formula="of:=ATAN(([.C49]-[.A49])/([.B49]-[.D49]))*180 / 3.14" office:value-type="float" office:value="-12.3870366284782" calcext:value-type="float">
            <text:p>-12.3870366285</text:p>
          </table:table-cell>
          <table:table-cell table:formula="of:=ABS([.E49])" office:value-type="float" office:value="12.3870366284782" calcext:value-type="float">
            <text:p>12.3870366285</text:p>
          </table:table-cell>
          <table:table-cell table:formula="of:=AVERAGE([.E38:.E49])" office:value-type="float" office:value="-1.97716261550273" calcext:value-type="float">
            <text:p>-1.9771626155</text:p>
          </table:table-cell>
          <table:table-cell table:formula="of:=AVERAGE([.F38:.F49])" office:value-type="float" office:value="7.26204751227672" calcext:value-type="float">
            <text:p>7.2620475123</text:p>
          </table:table-cell>
          <table:table-cell office:value-type="string" calcext:value-type="string">
            <text:p>Average</text:p>
          </table:table-cell>
          <table:table-cell table:number-columns-repeated="13"/>
          <table:table-cell office:value-type="float" office:value="-0.04" calcext:value-type="float">
            <text:p>-0.04</text:p>
          </table:table-cell>
          <table:table-cell office:value-type="float" office:value="1.61" calcext:value-type="float">
            <text:p>1.61</text:p>
          </table:table-cell>
          <table:table-cell office:value-type="float" office:value="-0.34" calcext:value-type="float">
            <text:p>-0.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TDEV([.E38:.E49])" office:value-type="float" office:value="7.93997488894621" calcext:value-type="float">
            <text:p>7.9399748889</text:p>
          </table:table-cell>
          <table:table-cell table:formula="of:=STDEV([.F38:.F49])" office:value-type="float" office:value="3.12667800561825" calcext:value-type="float">
            <text:p>3.1266780056</text:p>
          </table:table-cell>
          <table:table-cell office:value-type="string" calcext:value-type="string">
            <text:p>Std Deviation</text:p>
          </table:table-cell>
          <table:table-cell table:number-columns-repeated="13"/>
          <table:table-cell office:value-type="float" office:value="-0.02" calcext:value-type="float">
            <text:p>-0.02</text:p>
          </table:table-cell>
          <table:table-cell office:value-type="float" office:value="1.61" calcext:value-type="float">
            <text:p>1.6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MAX([.E38:.E49])" office:value-type="float" office:value="8.3298732211549" calcext:value-type="float">
            <text:p>8.3298732212</text:p>
          </table:table-cell>
          <table:table-cell table:formula="of:=MAX([.F38:.F49])" office:value-type="float" office:value="12.720080702096" calcext:value-type="float">
            <text:p>12.7200807021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float" office:value="0.05" calcext:value-type="float">
            <text:p>0.05</text:p>
          </table:table-cell>
          <table:table-cell office:value-type="float" office:value="1.61" calcext:value-type="float">
            <text:p>1.61</text:p>
          </table:table-cell>
          <table:table-cell office:value-type="float" office:value="-0.34" calcext:value-type="float">
            <text:p>-0.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’’ RADIUS</text:p>
          </table:table-cell>
          <table:table-cell table:number-columns-repeated="21"/>
          <table:table-cell office:value-type="float" office:value="-0.02" calcext:value-type="float">
            <text:p>-0.02</text:p>
          </table:table-cell>
          <table:table-cell office:value-type="float" office:value="1.61" calcext:value-type="float">
            <text:p>1.6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7" calcext:value-type="float">
            <text:p>1.77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table:formula="of:=ATAN(([.C54]-[.A54])/([.B54]-[.D54]))*180 / 3.14" office:value-type="float" office:value="4.90157734461046" calcext:value-type="float">
            <text:p>4.9015773446</text:p>
          </table:table-cell>
          <table:table-cell table:formula="of:=ABS([.E54])" office:value-type="float" office:value="4.90157734461046" calcext:value-type="float">
            <text:p>4.9015773446</text:p>
          </table:table-cell>
          <table:table-cell office:value-type="string" calcext:value-type="string">
            <text:p>“loose data 1”</text:p>
          </table:table-cell>
          <table:table-cell table:number-columns-repeated="22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.77" calcext:value-type="float">
            <text:p>1.7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table:formula="of:=ATAN(([.C55]-[.A55])/([.B55]-[.D55]))*180 / 3.14" office:value-type="float" office:value="-1.68553881424233" calcext:value-type="float">
            <text:p>-1.6855388142</text:p>
          </table:table-cell>
          <table:table-cell table:formula="of:=ABS([.E55])" office:value-type="float" office:value="1.68553881424233" calcext:value-type="float">
            <text:p>1.6855388142</text:p>
          </table:table-cell>
          <table:table-cell table:number-columns-repeated="2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46" calcext:value-type="float">
            <text:p>1.46</text:p>
          </table:table-cell>
          <table:table-cell office:value-type="float" office:value="0.22" calcext:value-type="float">
            <text:p>0.22</text:p>
          </table:table-cell>
          <table:table-cell office:value-type="float" office:value="-0.02" calcext:value-type="float">
            <text:p>-0.02</text:p>
          </table:table-cell>
          <table:table-cell table:formula="of:=ATAN(([.C56]-[.A56])/([.B56]-[.D56]))*180 / 3.14" office:value-type="float" office:value="6.93786610371239" calcext:value-type="float">
            <text:p>6.9378661037</text:p>
          </table:table-cell>
          <table:table-cell table:formula="of:=ABS([.E56])" office:value-type="float" office:value="6.93786610371239" calcext:value-type="float">
            <text:p>6.9378661037</text:p>
          </table:table-cell>
          <table:table-cell table:number-columns-repeated="23"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1.77" calcext:value-type="float">
            <text:p>1.77</text:p>
          </table:table-cell>
          <table:table-cell office:value-type="float" office:value="-0.13" calcext:value-type="float">
            <text:p>-0.13</text:p>
          </table:table-cell>
          <table:table-cell office:value-type="float" office:value="0.08" calcext:value-type="float">
            <text:p>0.08</text:p>
          </table:table-cell>
          <table:table-cell table:formula="of:=ATAN(([.C57]-[.A57])/([.B57]-[.D57]))*180 / 3.14" office:value-type="float" office:value="-4.06358274058192" calcext:value-type="float">
            <text:p>-4.0635827406</text:p>
          </table:table-cell>
          <table:table-cell table:formula="of:=ABS([.E57])" office:value-type="float" office:value="4.06358274058192" calcext:value-type="float">
            <text:p>4.0635827406</text:p>
          </table:table-cell>
          <table:table-cell table:number-columns-repeated="2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table:formula="of:=ATAN(([.C58]-[.A58])/([.B58]-[.D58]))*180 / 3.14" office:value-type="float" office:value="7.12863026064237" calcext:value-type="float">
            <text:p>7.1286302606</text:p>
          </table:table-cell>
          <table:table-cell table:formula="of:=ABS([.E58])" office:value-type="float" office:value="7.12863026064237" calcext:value-type="float">
            <text:p>7.1286302606</text:p>
          </table:table-cell>
          <table:table-cell table:number-columns-repeated="23"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1.76" calcext:value-type="float">
            <text:p>1.76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table:formula="of:=ATAN(([.C59]-[.A59])/([.B59]-[.D59]))*180 / 3.14" office:value-type="float" office:value="-4.22654589572985" calcext:value-type="float">
            <text:p>-4.2265458957</text:p>
          </table:table-cell>
          <table:table-cell table:formula="of:=ABS([.E59])" office:value-type="float" office:value="4.22654589572985" calcext:value-type="float">
            <text:p>4.2265458957</text:p>
          </table:table-cell>
          <table:table-cell table:number-columns-repeated="2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TAN(([.C60]-[.A60])/([.B60]-[.D60]))*180 / 3.14" office:value-type="float" office:value="2.92883278514457" calcext:value-type="float">
            <text:p>2.9288327851</text:p>
          </table:table-cell>
          <table:table-cell table:formula="of:=ABS([.E60])" office:value-type="float" office:value="2.92883278514457" calcext:value-type="float">
            <text:p>2.9288327851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ATAN(([.C61]-[.A61])/([.B61]-[.D61]))*180 / 3.14" office:value-type="float" office:value="0" calcext:value-type="float">
            <text:p>0</text:p>
          </table:table-cell>
          <table:table-cell table:formula="of:=ABS([.E61])" office:value-type="float" office:value="0" calcext:value-type="float">
            <text:p>0</text:p>
          </table:table-cell>
          <table:table-cell office:value-type="string" calcext:value-type="string">
            <text:p>New start with more friction on kicker</text:p>
          </table:table-cell>
          <table:table-cell table:number-columns-repeated="2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64" calcext:value-type="float">
            <text:p>1.6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ATAN(([.C62]-[.A62])/([.B62]-[.D62]))*180 / 3.14" office:value-type="float" office:value="4.18703877533805" calcext:value-type="float">
            <text:p>4.1870387753</text:p>
          </table:table-cell>
          <table:table-cell table:formula="of:=ABS([.E62])" office:value-type="float" office:value="4.18703877533805" calcext:value-type="float">
            <text:p>4.1870387753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ATAN(([.C63]-[.A63])/([.B63]-[.D63]))*180 / 3.14" office:value-type="float" office:value="3.14272306229494" calcext:value-type="float">
            <text:p>3.1427230623</text:p>
          </table:table-cell>
          <table:table-cell table:formula="of:=ABS([.E63])" office:value-type="float" office:value="3.14272306229494" calcext:value-type="float">
            <text:p>3.1427230623</text:p>
          </table:table-cell>
          <table:table-cell table:number-columns-repeated="2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64" calcext:value-type="float">
            <text:p>1.6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ATAN(([.C64]-[.A64])/([.B64]-[.D64]))*180 / 3.14" office:value-type="float" office:value="4.88174862151185" calcext:value-type="float">
            <text:p>4.8817486215</text:p>
          </table:table-cell>
          <table:table-cell table:formula="of:=ABS([.E64])" office:value-type="float" office:value="4.88174862151185" calcext:value-type="float">
            <text:p>4.8817486215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TAN(([.C65]-[.A65])/([.B65]-[.D65]))*180 / 3.14" office:value-type="float" office:value="0" calcext:value-type="float">
            <text:p>0</text:p>
          </table:table-cell>
          <table:table-cell table:formula="of:=ABS([.E6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5" calcext:value-type="float">
            <text:p>1.6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ATAN(([.C66]-[.A66])/([.B66]-[.D66]))*180 / 3.14" office:value-type="float" office:value="6.22898689532032" calcext:value-type="float">
            <text:p>6.2289868953</text:p>
          </table:table-cell>
          <table:table-cell table:formula="of:=ABS([.E66])" office:value-type="float" office:value="6.22898689532032" calcext:value-type="float">
            <text:p>6.2289868953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ATAN(([.C67]-[.A67])/([.B67]-[.D67]))*180 / 3.14" office:value-type="float" office:value="3.12371405201644" calcext:value-type="float">
            <text:p>3.123714052</text:p>
          </table:table-cell>
          <table:table-cell table:formula="of:=ABS([.E67])" office:value-type="float" office:value="3.12371405201644" calcext:value-type="float">
            <text:p>3.12371405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TAN(([.C68]-[.A68])/([.B68]-[.D68]))*180 / 3.14" office:value-type="string" office:string-value="" calcext:value-type="error">
            <text:p>#DIV/0!</text:p>
          </table:table-cell>
          <table:table-cell table:formula="of:=ABS([.E68])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TAN(([.C69]-[.A69])/([.B69]-[.D69]))*180 / 3.14" office:value-type="string" office:string-value="" calcext:value-type="error">
            <text:p>#DIV/0!</text:p>
          </table:table-cell>
          <table:table-cell table:formula="of:=ABS([.E69])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Kick speeds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8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28"/>
        </table:table-row>
        <table:table-row table:style-name="ro1">
          <table:table-cell office:value-type="float" office:value="7.3" calcext:value-type="float">
            <text:p>7.3</text:p>
          </table:table-cell>
          <table:table-cell table:number-columns-repeated="28"/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28"/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8:05:15.600010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38:52.679117330</meta:creation-date>
    <dc:date>2018-02-06T21:09:45.855251082</dc:date>
    <meta:editing-duration>PT5H1M40S</meta:editing-duration>
    <meta:editing-cycles>24</meta:editing-cycles>
    <meta:generator>LibreOffice/5.1.6.2$Linux_X86_64 LibreOffice_project/10m0$Build-2</meta:generator>
    <meta:document-statistic meta:table-count="1" meta:cell-count="428" meta:object-count="0"/>
  </office:meta>
</office:document-meta>
</file>